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getStandar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getDefaultDOMImplemen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Mapping.get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Mapping.isAttributeProperty( QName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